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" style:font-pitch="fixed"/>
    <style:font-face style:name="Fira Code1" svg:font-family="'Fira Code'" style:font-adornments="Обычный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style:may-break-between-rows="true" table:border-model="collapsing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4.815cm"/>
    </style:style>
    <style:style style:name="Таблица1.C" style:family="table-column">
      <style:table-column-properties style:column-width="1.901cm"/>
    </style:style>
    <style:style style:name="Таблица1.H" style:family="table-column">
      <style:table-column-properties style:column-width="1.8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#00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5.69cm"/>
    </style:style>
    <style:style style:name="Таблица2.B" style:family="table-column">
      <style:table-column-properties style:column-width="1.32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P2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239698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272a63" officeooo:paragraph-rsid="00272a63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1f1fc6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4a25b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90d89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1fbfc5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4a25b" style:font-size-asian="14pt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90d89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1c304" officeooo:paragraph-rsid="0021c304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12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4a25b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57f45" officeooo:paragraph-rsid="00257f45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301632" officeooo:paragraph-rsid="00301632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fo:font-weight="normal" officeooo:rsid="0031e799" officeooo:paragraph-rsid="0031e79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25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rsid="001f1fc6" officeooo:paragraph-rsid="00290d89" style:font-size-asian="14pt" style:font-size-complex="14pt"/>
    </style:style>
    <style:style style:name="P26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2e3d78" officeooo:paragraph-rsid="002e3d78" style:font-size-asian="16pt" style:font-weight-asian="normal" style:font-size-complex="1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301632" officeooo:paragraph-rsid="00301632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308bff" officeooo:paragraph-rsid="00308bff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313825" officeooo:paragraph-rsid="00313825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d78" officeooo:paragraph-rsid="002e3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036" officeooo:paragraph-rsid="002e7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632" officeooo:paragraph-rsid="00301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1fbfc5" style:font-size-asian="14pt" style:font-size-complex="14pt"/>
    </style:style>
    <style:style style:name="P38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fo:font-weight="bold" officeooo:rsid="00218cfc" officeooo:paragraph-rsid="00218cf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4a25b" style:font-size-asian="14pt" style:font-size-complex="14pt"/>
    </style:style>
    <style:style style:name="P4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90d89" style:font-size-asian="14pt" style:font-size-complex="14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21c304" officeooo:paragraph-rsid="002a7ea9" style:font-size-asian="14pt" style:font-size-complex="14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43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officeooo:rsid="001f1fc6" officeooo:paragraph-rsid="001f1fc6" style:font-size-asian="14pt" style:font-size-complex="14pt"/>
    </style:style>
    <style:style style:name="P44" style:family="paragraph" style:parent-style-name="Standard" style:master-page-name="с_20_номером">
      <style:paragraph-properties fo:line-height="100%" fo:text-align="center" style:justify-single-word="false" style:page-number="auto" fo:break-before="page"/>
      <style:text-properties style:font-name="Times New Roman" fo:font-size="14pt" officeooo:rsid="001f1fc6" officeooo:paragraph-rsid="0024a25b" style:font-size-asian="14pt" style:font-size-complex="14pt"/>
    </style:style>
    <style:style style:name="P45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301632" officeooo:paragraph-rsid="00301632" style:font-size-asian="16pt" style:font-weight-asian="normal" style:font-size-complex="16pt" style:font-weight-complex="normal"/>
    </style:style>
    <style:style style:name="P46" style:family="paragraph" style:parent-style-name="базовый_20_по_20_госту">
      <style:text-properties officeooo:rsid="004772de" officeooo:paragraph-rsid="004772de"/>
    </style:style>
    <style:style style:name="P47" style:family="paragraph" style:parent-style-name="заголовок_20_по_20_госту">
      <style:paragraph-properties fo:break-before="page"/>
    </style:style>
    <style:style style:name="P48" style:family="paragraph" style:parent-style-name="заголовок_20_по_20_госту">
      <style:paragraph-properties fo:break-before="page"/>
      <style:text-properties fo:language="ru" fo:country="RU" officeooo:rsid="0040c364" officeooo:paragraph-rsid="0040c364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a51e"/>
    </style:style>
    <style:style style:name="T4" style:family="text">
      <style:text-properties style:text-underline-style="solid" style:text-underline-width="auto" style:text-underline-color="font-color" officeooo:rsid="0024a25b"/>
    </style:style>
    <style:style style:name="T5" style:family="text">
      <style:text-properties style:text-underline-style="solid" style:text-underline-width="auto" style:text-underline-color="font-color" officeooo:rsid="0021c304"/>
    </style:style>
    <style:style style:name="T6" style:family="text">
      <style:text-properties style:text-underline-style="solid" style:text-underline-width="auto" style:text-underline-color="font-color" officeooo:rsid="00257f45"/>
    </style:style>
    <style:style style:name="T7" style:family="text">
      <style:text-properties style:text-underline-style="solid" style:text-underline-width="auto" style:text-underline-color="font-color" officeooo:rsid="002c7397"/>
    </style:style>
    <style:style style:name="T8" style:family="text">
      <style:text-properties officeooo:rsid="0031e799"/>
    </style:style>
    <style:style style:name="T9" style:family="text">
      <style:text-properties officeooo:rsid="00328705"/>
    </style:style>
    <style:style style:name="T10" style:family="text">
      <style:text-properties officeooo:rsid="00345355"/>
    </style:style>
    <style:style style:name="T11" style:family="text">
      <style:text-properties fo:language="en" fo:country="US" officeooo:rsid="00345355"/>
    </style:style>
    <style:style style:name="T12" style:family="text">
      <style:text-properties fo:language="ru" fo:country="RU" officeooo:rsid="00345355"/>
    </style:style>
    <style:style style:name="T13" style:family="text">
      <style:text-properties fo:language="ru" fo:country="RU" officeooo:rsid="0035af65"/>
    </style:style>
    <style:style style:name="T14" style:family="text">
      <style:text-properties fo:language="ru" fo:country="RU" officeooo:rsid="0036ec7b"/>
    </style:style>
    <style:style style:name="T15" style:family="text">
      <style:text-properties fo:language="ru" fo:country="RU" officeooo:rsid="0037239c"/>
    </style:style>
    <style:style style:name="T16" style:family="text">
      <style:text-properties fo:language="ru" fo:country="RU" officeooo:rsid="0038b9e5"/>
    </style:style>
    <style:style style:name="T17" style:family="text">
      <style:text-properties officeooo:rsid="0036ec7b"/>
    </style:style>
    <style:style style:name="T18" style:family="text">
      <style:text-properties officeooo:rsid="00381402"/>
    </style:style>
    <style:style style:name="T19" style:family="text">
      <style:text-properties officeooo:rsid="003b4cbe"/>
    </style:style>
    <style:style style:name="T20" style:family="text">
      <style:text-properties style:font-name="Times New Roman" fo:font-size="14pt" fo:font-style="normal" style:text-underline-style="none" fo:font-weight="normal" officeooo:rsid="00447d97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 New Roman" fo:font-size="14pt" fo:language="en" fo:country="US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language="ru" fo:country="RU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42b39f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41ead8" style:font-style-asian="normal" style:font-style-complex="normal"/>
    </style:style>
    <style:style style:name="T28" style:family="text">
      <style:text-properties fo:font-style="normal" officeooo:rsid="0042b39f" style:font-style-asian="normal" style:font-style-complex="normal"/>
    </style:style>
    <style:style style:name="T29" style:family="text">
      <style:text-properties style:font-name="Fira Code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Fira Code" fo:font-size="12pt" fo:language="ru" fo:country="RU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4pt" fo:language="en" fo:country="US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Times New Roman" fo:font-size="14pt" fo:language="en" fo:country="US" fo:font-style="normal" style:text-underline-style="none" fo:font-weight="normal" officeooo:rsid="0045686c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Times New Roman" fo:font-size="14pt" fo:language="en" fo:country="US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34" style:family="text">
      <style:text-properties style:font-name="Times New Roman" fo:font-size="14pt" fo:language="ru" fo:country="RU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language="ru" fo:country="RU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language="ru" fo:country="RU" fo:font-style="normal" style:text-underline-style="none" fo:font-weight="normal" officeooo:rsid="0045aedc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language="ru" fo:country="RU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Times New Roman" fo:font-size="14pt" fo:language="ru" fo:country="RU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39" style:family="text">
      <style:text-properties officeooo:rsid="0045aed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4">«Забайкальский государственный университет»</text:p>
      <text:p text:style-name="P4">(ФГБОУ ВО «ЗабГУ»)</text:p>
      <text:p text:style-name="P7">Факультет: <text:span text:style-name="T2">Энергетический факультет</text:span></text:p>
      <text:p text:style-name="P7"><text:span text:style-name="T1">Кафедра: </text:span><text:span text:style-name="T2">Информатики, вычислительной техники и прикладной математики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КУРСОВАЯ РАБОТА</text:p>
      <text:p text:style-name="P10"><text:span text:style-name="T1">по </text:span><text:span text:style-name="T2">Программировани</text:span><text:span text:style-name="T3">ю</text:span></text:p>
      <text:p text:style-name="P11">на тему <text:span text:style-name="T2">«</text:span><text:span text:style-name="T4">Создние б</text:span><text:span text:style-name="T2">аз</text:span><text:span text:style-name="T4">ы</text:span><text:span text:style-name="T2"> данных для библиотеки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Выполнил ст. гр. <text:span text:style-name="T2">ИВТ-24-1</text:span></text:p>
      <text:p text:style-name="P2">Ковалев Н. Р.</text:p>
      <text:p text:style-name="P12"/>
      <text:p text:style-name="P12">Проверил: <text:span text:style-name="T2">доцент кафедры</text:span></text:p>
      <text:p text:style-name="P2">ИВТ и ПМ Долгих Р. С.</text:p>
      <text:p text:style-name="P44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5">«Забайкальский государственный университет»</text:p>
      <text:p text:style-name="P5">(ФГБОУ ВО «ЗабГУ»)</text:p>
      <text:p text:style-name="P8">Факультет: <text:span text:style-name="T2">Энергетический факультет</text:span></text:p>
      <text:p text:style-name="P13">Кафедра: <text:span text:style-name="T2">Информатики, вычислительной техники и прикладной математики</text:span></text:p>
      <text:p text:style-name="P39"/>
      <text:p text:style-name="P39"/>
      <text:p text:style-name="P17">ЗАДАНИЕ</text:p>
      <text:p text:style-name="P17"/>
      <text:p text:style-name="P17">на курсовую работу</text:p>
      <text:p text:style-name="P17"/>
      <text:p text:style-name="P18">По дисциплине <text:span text:style-name="T2">«Программирование»</text:span></text:p>
      <text:p text:style-name="P18">Студенту <text:span text:style-name="T2">Ковалеву Николаю Романовичу</text:span></text:p>
      <text:p text:style-name="P18">специальности (направления подготовки) <text:span text:style-name="T2">09.03.01 Информатика и вычислительная техника</text:span></text:p>
      <text:p text:style-name="P18">1 Тема курсовой работы: <text:span text:style-name="T5">«</text:span><text:span text:style-name="T2">Создние б</text:span><text:span text:style-name="T5">аз</text:span><text:span text:style-name="T2">ы</text:span><text:span text:style-name="T5"> данных для библиотеки»</text:span></text:p>
      <text:p text:style-name="P18">2 Срок подачи студентом законченной работы: «<text:span text:style-name="T2">27</text:span>» <text:span text:style-name="T2">Мая</text:span> 20<text:span text:style-name="T2">25</text:span> г.</text:p>
      <text:p text:style-name="P18">3 Исходные данные к работе: <text:span text:style-name="T6">База данных для библиотеки, содержащая Ф.И.О. автора, название книги, номер читательского билета, ФИО читателя, срок возврата</text:span></text:p>
      <text:p text:style-name="P19">4 Перечень подлежащих разработке в курсовой работе вопросов:</text:p>
      <text:p text:style-name="P3">Предоставление возможности просматривать, хранить, изменять, сортировать, производить поиск элементов</text:p>
      <text:p text:style-name="P19">Дата выдачи задания ____________</text:p>
      <text:p text:style-name="P19">Руководитель курсовой работы <text:span text:style-name="T2">Долгих Роман Сергеевич</text:span></text:p>
      <text:p text:style-name="P19">Задание принял к исполнению</text:p>
      <text:p text:style-name="P19">«__» ____________ 2025 г.</text:p>
      <text:p text:style-name="P19">Подпись студента _____________ / <text:span text:style-name="T2">Ковалев Н. Р.</text:span> /</text:p>
      <text:p text:style-name="P25">МИНИСТЕРСТВО НАУКИ И ВЫСШЕГО ОБРАЗОВАНИЯ РОССИЙСКОЙ ФЕДЕРАЦИИ</text:p>
      <text:p text:style-name="P6">Федеральное государственное бюджетное образовательное учреждение высшего образования</text:p>
      <text:p text:style-name="P6">«Забайкальский государственный университет»</text:p>
      <text:p text:style-name="P6">(ФГБОУ ВО «ЗабГУ»)</text:p>
      <text:p text:style-name="P9">Факультет: <text:span text:style-name="T2">Энергетический факультет</text:span></text:p>
      <text:p text:style-name="P14">Кафедра: <text:span text:style-name="T2">Информатики, вычислительной техники и прикладной математики</text:span></text:p>
      <text:p text:style-name="P40"/>
      <text:p text:style-name="P40"/>
      <text:p text:style-name="P16">ПОЯСНИТЕЛЬНАЯ ЗАПИСКА</text:p>
      <text:p text:style-name="P16">к курсовой работе</text:p>
      <text:p text:style-name="P16"/>
      <text:p text:style-name="P14">по <text:span text:style-name="T7">П</text:span><text:span text:style-name="T2">рограммированию</text:span></text:p>
      <text:p text:style-name="P40"/>
      <text:p text:style-name="P15">на тему <text:span text:style-name="T5">«</text:span><text:span text:style-name="T4">Создние б</text:span><text:span text:style-name="T5">аз</text:span><text:span text:style-name="T4">ы</text:span><text:span text:style-name="T5"> данных для библиотеки»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15">Выполнил студент группы <text:span text:style-name="T2">ИВТ-24-1 Ковалев Николай Романович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Руководитель работы: <text:span text:style-name="T2">доцент кафедры ИВТ и ПМ Долгих Р.С.</text:span></text:p>
      <text:p text:style-name="P26">Календарный план</text:p>
      <text:p text:style-name="P20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31">№</text:p>
          </table:table-cell>
          <table:table-cell table:style-name="Таблица1.A1" table:number-rows-spanned="2" office:value-type="string">
            <text:p text:style-name="P31">Наименование раздела курсовой работы</text:p>
          </table:table-cell>
          <table:table-cell table:style-name="Таблица1.C1" table:number-columns-spanned="6" office:value-type="string">
            <text:p text:style-name="P31">Нед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31">1</text:p>
          </table:table-cell>
          <table:table-cell table:style-name="Таблица1.C2" office:value-type="string">
            <text:p text:style-name="P31">2</text:p>
          </table:table-cell>
          <table:table-cell table:style-name="Таблица1.C2" office:value-type="string">
            <text:p text:style-name="P31">3</text:p>
          </table:table-cell>
          <table:table-cell table:style-name="Таблица1.C2" office:value-type="string">
            <text:p text:style-name="P31">4</text:p>
          </table:table-cell>
          <table:table-cell table:style-name="Таблица1.C2" office:value-type="string">
            <text:p text:style-name="P31">5</text:p>
          </table:table-cell>
          <table:table-cell table:style-name="Таблица1.H2" office:value-type="string">
            <text:p text:style-name="P31">6</text:p>
          </table:table-cell>
        </table:table-row>
        <table:table-row table:style-name="TableLine1979103627936">
          <table:table-cell table:style-name="Таблица1.C2" office:value-type="string">
            <text:p text:style-name="P33">1</text:p>
          </table:table-cell>
          <table:table-cell table:style-name="Таблица1.C2" office:value-type="string">
            <text:p text:style-name="P34">Введение</text:p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979103636096">
          <table:table-cell table:style-name="Таблица1.C2" office:value-type="string">
            <text:p text:style-name="P33">2</text:p>
          </table:table-cell>
          <table:table-cell table:style-name="Таблица1.C2" office:value-type="string">
            <text:p text:style-name="P34">Глава 1</text:p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979103619232">
          <table:table-cell table:style-name="Таблица1.C2" office:value-type="string">
            <text:p text:style-name="P33">3</text:p>
          </table:table-cell>
          <table:table-cell table:style-name="Таблица1.C2" office:value-type="string">
            <text:p text:style-name="P34">Глава 2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979103629024">
          <table:table-cell table:style-name="Таблица1.C2" office:value-type="string">
            <text:p text:style-name="P33">4</text:p>
          </table:table-cell>
          <table:table-cell table:style-name="Таблица1.C2" office:value-type="string">
            <text:p text:style-name="P34">Глава 3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Таблица1.1">
          <table:table-cell table:style-name="Таблица1.C2" office:value-type="string">
            <text:p text:style-name="P33">5</text:p>
          </table:table-cell>
          <table:table-cell table:style-name="Таблица1.C2" office:value-type="string">
            <text:p text:style-name="P34">Заключение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979103629840">
          <table:table-cell table:style-name="Таблица1.C2" office:value-type="string">
            <text:p text:style-name="P33">6</text:p>
          </table:table-cell>
          <table:table-cell table:style-name="Таблица1.C2" office:value-type="string">
            <text:p text:style-name="P34">Литература и приложения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8" office:value-type="string">
            <text:p text:style-name="P32"/>
          </table:table-cell>
        </table:table-row>
      </table:table>
      <text:p text:style-name="P21"/>
      <text:p text:style-name="P45">СОДЕРЖАНИЕ</text:p>
      <text:p text:style-name="P24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_20_по_20_госту"/>
          </text:index-source-styles>
        </text:table-of-content-source>
        <text:index-body>
          <text:p text:style-name="P35">Введение<text:tab/>6</text:p>
          <text:p text:style-name="P35">Глава 1. Структуры и типы данных<text:tab/>7</text:p>
        </text:index-body>
      </text:table-of-content>
      <text:p text:style-name="P24"/>
      <table:table table:name="Таблица2" table:style-name="Таблица2">
        <table:table-column table:style-name="Таблица2.A"/>
        <table:table-column table:style-name="Таблица2.B"/>
        <table:table-row table:style-name="TableLine1979103625488">
          <table:table-cell table:style-name="Таблица2.A1" office:value-type="string">
            <text:p text:style-name="P28">Введение……………………………………………………….……………….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39904">
          <table:table-cell table:style-name="Таблица2.A1" office:value-type="string">
            <text:p text:style-name="P29">Глава 1. ___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44256">
          <table:table-cell table:style-name="Таблица2.A1" office:value-type="string">
            <text:p text:style-name="P29">Глава 2. ___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45888">
          <table:table-cell table:style-name="Таблица2.A1" office:value-type="string">
            <text:p text:style-name="P29">Глава 3. ___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45344">
          <table:table-cell table:style-name="Таблица2.A1" office:value-type="string">
            <text:p text:style-name="P30">Заключение……………………………………………………………………..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39632">
          <table:table-cell table:style-name="Таблица2.A1" office:value-type="string">
            <text:p text:style-name="P30">Список <text:span text:style-name="T8">использованных источников</text:span>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51600">
          <table:table-cell table:style-name="Таблица2.A1" office:value-type="string">
            <text:p text:style-name="P30">Приложение…………………………………………………………………….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48064"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</table:table-row>
      </table:table>
      <text:p text:style-name="P22"/>
      <text:p text:style-name="P47"><text:bookmark-start text:name="__RefHeading___Toc1161_2467113678"/><text:toc-mark text:string-value="Введение" text:outline-level="1"/>ВВЕДЕНИЕ<text:bookmark-end text:name="__RefHeading___Toc1161_2467113678"/></text:p>
      <text:p text:style-name="P23"/>
      <text:p text:style-name="базовый_20_по_20_госту">Будет создана программа для управления базой данных <text:span text:style-name="T9">для учета книг, выданных читателям библиотеки. </text:span><text:span text:style-name="T17">Каждая книга будет представлять собой запись в базе данных. Каждая запись будет </text:span><text:span text:style-name="T18">состоять из</text:span><text:span text:style-name="T17"> названи</text:span><text:span text:style-name="T18">я</text:span><text:span text:style-name="T17"> книги, ФИО автора, номер</text:span><text:span text:style-name="T18">а</text:span><text:span text:style-name="T17"> читательского билета, ФИО читателя и срок</text:span><text:span text:style-name="T18">а</text:span><text:span text:style-name="T17"> возврата.</text:span><text:span text:style-name="T9"> </text:span><text:span text:style-name="T10">Для создания пользовательского интерфейса и логики программы будут использова</text:span><text:span text:style-name="T19">т</text:span><text:span text:style-name="T17">ься</text:span><text:span text:style-name="T10"> язык программирования</text:span><text:span text:style-name="T11"> Free Pascal</text:span><text:span text:style-name="T12"> и </text:span><text:span text:style-name="T10">среда разработки </text:span><text:span text:style-name="T11">Lazarus. </text:span><text:span text:style-name="T13">Программа будет логически разбита на модули, процедуры и функции, будет способна работать с текстовыми и типизированными (двоичными) файлами. </text:span><text:span text:style-name="T16">Информация</text:span><text:span text:style-name="T14"> буд</text:span><text:span text:style-name="T16">е</text:span><text:span text:style-name="T14">т храниться в составном типе данных, называемом записью.</text:span><text:span text:style-name="T13"> </text:span><text:span text:style-name="T15">Во время работы программы з</text:span><text:span text:style-name="T14">аписи будут храниться в связном списке.</text:span></text:p>
      <text:p text:style-name="P48"><text:toc-mark-start text:id="IMark1979092245000" text:outline-level="1"/>Глава 1. Структуры и типы данных<text:toc-mark-end text:id="IMark1979092245000"/></text:p>
      <text:p text:style-name="базовый_20_по_20_госту"/>
      <text:p text:style-name="базовый_20_по_20_госту">В работе используется структура данных под названием <text:span text:style-name="T24">связный список</text:span>.<text:span text:style-name="T26"> </text:span><text:span text:style-name="T27">Список состоит из элементов, не обязательно расположенных последовательно в памяти. </text:span><text:span text:style-name="T28">Каждый элемент указывает на расположение в памяти следующего, и, в случае </text:span><text:span text:style-name="T25">двусвязного</text:span><text:span text:style-name="T28"> списка, предыдущего элемента.</text:span><text:span text:style-name="T20"> Преимущество связного списка перед массивом состоит в более быстром добавлении и удалении любого из элементов, независимо от расположения. Недостаток – в более медленном доступе к последовательным элементам. </text:span><text:span text:style-name="T21">В ядре языка</text:span><text:span text:style-name="T22"> Free Pascal </text:span><text:span text:style-name="T21">отсутствует встроенный тип данных для связных списков, однако в стандартную библиотеку среды </text:span><text:span text:style-name="T22">Lazarus </text:span><text:span text:style-name="T23">входит модуль </text:span><text:span text:style-name="для_20_кода">GLinkedList</text:span><text:span text:style-name="T29">,</text:span><text:span text:style-name="T30"> </text:span><text:span text:style-name="T23">реализующий двусвязный список в виде </text:span><text:span text:style-name="T38">обобщенного (</text:span><text:span text:style-name="T33">generic) </text:span><text:span text:style-name="T23">класса </text:span><text:span text:style-name="для_20_кода">T</text:span><text:span text:style-name="для_20_кода"><text:span text:style-name="T39">L</text:span></text:span><text:span text:style-name="для_20_кода">inkedList</text:span><text:span text:style-name="T23">.</text:span></text:p>
      <text:p text:style-name="P46"><text:span text:style-name="T23">Д</text:span><text:span text:style-name="T34">ля хранения записей базы данных используется составной тип данных под названием </text:span><text:span text:style-name="T37">запись</text:span><text:span text:style-name="T34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ra Code" svg:font-family="'Fira Code'" style:font-pitch="fixed"/>
    <style:font-face style:name="Fira Code1" svg:font-family="'Fira Code'" style:font-adornments="Обычный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по_20_госту" style:display-name="заголовок по госту" style:family="paragraph" style:parent-style-name="Standard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6pt" style:text-underline-style="none" fo:font-weight="bold" officeooo:rsid="0031e799" style:font-size-asian="16pt" style:font-weight-asian="bold" style:font-size-complex="16pt" style:font-weight-complex="bold"/>
    </style:style>
    <style:style style:name="Index" style:family="paragraph" style:parent-style-name="базовый_20_по_20_госту" style:class="index">
      <style:paragraph-properties fo:margin-left="0cm" fo:margin-right="0cm" fo:text-indent="0cm" style:auto-text-indent="false"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базовый_20_по_20_госту" style:display-name="базовый по госту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text-underline-style="none" fo:font-weight="normal" officeooo:rsid="0031e799" style:font-size-asian="12.25pt" style:font-weight-asian="normal" style:font-size-complex="14pt" style:font-weight-complex="normal"/>
    </style:style>
    <style:style style:name="для_20_кода" style:display-name="для кода" style:family="paragraph" style:parent-style-name="базовый_20_по_20_госту">
      <style:text-properties style:font-name="Fira Code1" fo:font-family="'Fira Code'" style:font-style-name="Обычный" style:font-pitch="fixed" fo:font-size="12pt" officeooo:rsid="0040c364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для_20_кода" style:display-name="для кода" style:family="text">
      <style:text-properties style:font-name="Fira Code" fo:font-family="'Fira Code'" style:font-pitch="fixed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M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с_20_номером"/>
    <style:master-page style:name="с_20_номером" style:display-name="с номером" style:page-layout-name="Mpm2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3" style:next-style-name="Standard">
      <style:footer>
        <text:p text:style-name="MP2">Чита</text:p>
        <text:p text:style-name="MP2">2025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4T14:01:08.671000000</dc:date>
    <meta:editing-duration>PT2H41M37S</meta:editing-duration>
    <meta:editing-cycles>40</meta:editing-cycles>
    <meta:generator>LibreOffice/7.1.0.3$Windows_X86_64 LibreOffice_project/f6099ecf3d29644b5008cc8f48f42f4a40986e4c</meta:generator>
    <meta:document-statistic meta:table-count="2" meta:image-count="0" meta:object-count="0" meta:page-count="7" meta:paragraph-count="86" meta:word-count="511" meta:character-count="4016" meta:non-whitespace-character-count="3589"/>
  </office:meta>
</office:document-meta>
</file>